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3d:scene draw:style-name="gr1" svg:width="15.24cm" svg:height="7.157cm" svg:x="6.604cm" svg:y="4.0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6:04:33.341503590</meta:creation-date>
    <dc:date>2020-09-03T16:05:36.657973819</dc:date>
    <meta:editing-duration>PT1M4S</meta:editing-duration>
    <meta:editing-cycles>1</meta:editing-cycles>
    <meta:document-statistic meta:object-count="27"/>
    <meta:generator>Collabora_OfficeDev/6.2.10.23$Linux_X86_64 LibreOffice_project/b728086a822d52fc5f2efbc855ae632e4147fb69</meta:generator>
  </office:meta>
</office:document-meta>
</file>